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0e58"/>
    </style:style>
    <style:style style:name="P2" style:family="paragraph" style:parent-style-name="Preformatted_20_Text" style:list-style-name="L2">
      <style:text-properties officeooo:paragraph-rsid="0017fe3e"/>
    </style:style>
    <style:style style:name="P3" style:family="paragraph" style:parent-style-name="Text_20_body">
      <style:paragraph-properties fo:text-align="start" style:justify-single-word="false"/>
      <style:text-properties officeooo:rsid="001268f4" officeooo:paragraph-rsid="001268f4"/>
    </style:style>
    <style:style style:name="P4" style:family="paragraph" style:parent-style-name="Text_20_body">
      <style:paragraph-properties fo:text-align="start" style:justify-single-word="false"/>
      <style:text-properties officeooo:paragraph-rsid="001268f4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28pt" fo:font-weight="bold" officeooo:rsid="00152549" officeooo:paragraph-rsid="001268f4" style:font-name-asian="Noto Sans CJK SC" style:font-size-asian="28pt" style:font-weight-asian="bold" style:font-name-complex="Lohit Devanagari" style:font-size-complex="28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ize="18.2000007629395pt" fo:font-weight="bold" officeooo:rsid="001268f4" officeooo:paragraph-rsid="001268f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Title" style:list-style-name="L1">
      <style:paragraph-properties fo:text-align="start" style:justify-single-word="false"/>
      <style:text-properties officeooo:rsid="001268f4" officeooo:paragraph-rsid="001268f4"/>
    </style:style>
    <style:style style:name="P8" style:family="paragraph" style:parent-style-name="Title" style:list-style-name="L1">
      <style:paragraph-properties fo:text-align="start" style:justify-single-word="false"/>
      <style:text-properties style:font-name="Liberation Sans" fo:font-size="28pt" fo:font-weight="bold" officeooo:rsid="00152549" officeooo:paragraph-rsid="00152549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0548e1"/>
    </style:style>
    <style:style style:name="T2" style:family="text">
      <style:text-properties style:font-name="Liberation Mono" fo:font-size="10pt" officeooo:rsid="000548e1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af47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cf1e8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Sans" fo:font-size="18.2000007629395pt" fo:font-weight="bold" officeooo:rsid="001268f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officeooo:rsid="001525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2018063021" text:style-name="L1">
        <text:list-item>
          <text:p text:style-name="P7"><text:soft-page-break/>Introduction</text:p>
        </text:list-item>
      </text:list>
      <text:p text:style-name="P3"/>
      <text:p text:style-name="P3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209081750470" text:continue-numbering="true" text:style-name="L1">
        <text:list-item>
          <text:p text:style-name="P8"><text:soft-page-break/>References</text:p>
        </text:list-item>
      </text:list>
      <text:p text:style-name="Preformatted_20_Text"/>
      <text:list xml:id="list1039355957" text:style-name="L2">
        <text:list-item>
          <text:p text:style-name="P2">Yocto project: <text:a xlink:type="simple" xlink:href="https://docs.yoctoproject.org/brief-yoctoprojectqs/index.html" text:style-name="Internet_20_link" text:visited-style-name="Visited_20_Internet_20_Link">https://docs.yoctoproject.org/brief-yoctoprojectqs/index.html</text:a></text:p>
        </text:list-item>
        <text:list-item>
          <text:p text:style-name="P2"><text:span text:style-name="T2">Tutorial </text:span><text:span text:style-name="T3">Yocto project </text:span><text:span text:style-name="T4">Digikey</text:span><text:span text:style-name="T2">:</text:span><text:span text:style-name="T1"> </text:span></text:p>
          <text:p text:style-name="P2"><text:a xlink:type="simple" xlink:href="https://www.youtube.com/watch?v=2-PwskQrZac&amp;ab_channel=Digi-Key" text:style-name="Internet_20_link" text:visited-style-name="Visited_20_Internet_20_Link">https://www.youtube.com/watch?v=2-PwskQrZac&amp;ab_channel=Digi-Key</text:a></text:p>
        </text:list-item>
        <text:list-item>
          <text:p text:style-name="P2"><text:span text:style-name="T2">Intro to Embedded Linux Part 2 - Yocto Project:</text:span> <text:a xlink:type="simple" xlink:href="https://www.digikey.com/en/maker/projects/intro-to-embedded-linux-part-2-yocto-project/2c08a1ad09d74f20b9844e566d332da4" text:style-name="Internet_20_link" text:visited-style-name="Visited_20_Internet_20_Link">https://www.digikey.com/en/maker/projects/intro-to-embedded-linux-part-2-yocto-project/2c08a1ad09d74f20b9844e566d332da4</text:a></text:p>
        </text:list-item>
        <text:list-item>
          <text:p text:style-name="P2">Getting Started with the Yocto Project: </text:p>
          <text:p text:style-name="P2"><text:a xlink:type="simple" xlink:href="https://www.youtube.com/watch?v=zNLYanJAQ3s&amp;ab_channel=YoctoProject" text:style-name="Internet_20_link" text:visited-style-name="Visited_20_Internet_20_Link">https://www.youtube.com/watch?v=zNLYanJAQ3s&amp;ab_channel=YoctoProject</text:a></text:p>
        </text:list-item>
      </text:list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1T00:02:08.561463015</dc:date>
    <meta:editing-duration>PT16M25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8" meta:word-count="33" meta:character-count="479" meta:non-whitespace-character-count="458"/>
  </office:meta>
</office:document-meta>
</file>